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Preformatted_20_Text">
      <style:text-properties officeooo:rsid="00196b33" officeooo:paragraph-rsid="00196b33"/>
    </style:style>
    <style:style style:name="P2" style:family="paragraph" style:parent-style-name="Preformatted_20_Text">
      <style:text-properties officeooo:rsid="00196b33" officeooo:paragraph-rsid="00196b33" fo:background-color="#ffff00"/>
    </style:style>
    <style:style style:name="T1" style:family="text">
      <style:text-properties fo:background-color="#ffff00" loext:char-shading-value="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X-Sympa-To: bioinfo@impg.prd.fr</text:p>
      <text:p text:style-name="P1"/>
      <text:p text:style-name="P1">Return-Path: &lt;gustavo.sacomoto@inria.fr&gt;</text:p>
      <text:p text:style-name="P1"/>
      <text:p text:style-name="P1">X-Original-To: bioinfo@sfbi.fr</text:p>
      <text:p text:style-name="P1"/>
      <text:p text:style-name="P1">Delivered-To: bioinfo@localhost</text:p>
      <text:p text:style-name="P1"/>
      <text:p text:style-name="P1">Received: from b1.relay.syrhano.net (b1.relay.syrhano.net [193.52.218.30])</text:p>
      <text:p text:style-name="P1"/>
      <text:p text:style-name="P1"><text:tab/>by asso.crihan.fr (Postfix) with ESMTP id EB13726801D</text:p>
      <text:p text:style-name="P1"/>
      <text:p text:style-name="P1"><text:tab/>for &lt;bioinfo@sfbi.fr&gt;; Wed, 26 Feb 2014 23:08:16 +0100 (CET)</text:p>
      <text:p text:style-name="P1"/>
      <text:p text:style-name="P1">X-IronPort-Anti-Spam-Filtered: true</text:p>
      <text:p text:style-name="P1"/>
      <text:p text:style-name="P1">X-IronPort-Anti-Spam-Result: AoACAMtkDlPAhqRof2dsb2JhbABQCoQYqm0BlyIIFg4BAQsLCggUKIMUAjddEgEFASOIC50CrGwXjWcRhRoElEuDa5A7GCmEWg</text:p>
      <text:p text:style-name="P1"/>
      <text:p text:style-name="P1">X-IronPort-AV: E=Sophos;i="4.97,550,1389740400"; </text:p>
      <text:p text:style-name="P1"/>
      <text:p text:style-name="P1"><text:s text:c="3"/>d="scan'208";a="54602058"</text:p>
      <text:p text:style-name="P1"/>
      <text:p text:style-name="P1">Received: from mail3-relais-sop.national.inria.fr ([192.134.164.104])</text:p>
      <text:p text:style-name="P1"/>
      <text:p text:style-name="P1"><text:s text:c="2"/>by b-mx1.relay.syrhano.net with ESMTP; 26 Feb 2014 23:08:15 +0100</text:p>
      <text:p text:style-name="P1"/>
      <text:p text:style-name="P1">X-IronPort-AV: E=Sophos;i="4.97,550,1389740400"; </text:p>
      <text:p text:style-name="P1"/>
      <text:p text:style-name="P1"><text:s text:c="3"/>d="scan'208";a="50649986"</text:p>
      <text:p text:style-name="P1"/>
      <text:p text:style-name="P1">Received: from mail-vc0-f179.google.com ([209.85.220.179])</text:p>
      <text:p text:style-name="P1"/>
      <text:p text:style-name="P1"><text:s text:c="2"/>by mail3-relais-sop.national.inria.fr with ESMTP/TLS/RC4-SHA; 26 Feb 2014 23:08:14 +0100</text:p>
      <text:p text:style-name="P1"/>
      <text:p text:style-name="P1">Received: by mail-vc0-f179.google.com with SMTP id lh14so1615826vcb.24</text:p>
      <text:p text:style-name="P1"/>
      <text:p text:style-name="P1"><text:s text:c="8"/>for &lt;bioinfo@sfbi.fr&gt;; Wed, 26 Feb 2014 14:08:13 -0800 (PST)</text:p>
      <text:p text:style-name="P1"/>
      <text:p text:style-name="P1">X-Google-DKIM-Signature: v=1; a=rsa-sha256; c=relaxed/relaxed;</text:p>
      <text:p text:style-name="P1"/>
      <text:p text:style-name="P1"><text:s text:c="8"/>d=1e100.net; s=20130820;</text:p>
      <text:p text:style-name="P1"/>
      <text:p text:style-name="P1"><text:s text:c="8"/>h=mime-version:from:date:message-id:subject:to:content-type</text:p>
      <text:p text:style-name="P1"/>
      <text:p text:style-name="P1"><text:s text:c="9"/>:content-transfer-encoding;</text:p>
      <text:p text:style-name="P1"/>
      <text:p text:style-name="P1"><text:s text:c="8"/>bh=U24IzBRD0DGwgXYfUrfeQmH+4gFtRc4fDUBbOJ2nrvo=;</text:p>
      <text:p text:style-name="P1"/>
      <text:p text:style-name="P1"><text:s text:c="8"/>b=MwEkviLF1qEyusBV/9Xjo0zApwO0N7Zvk8AN/EBwZQCJ5BB9Bj4DK7OsId1e5fgLNC</text:p>
      <text:p text:style-name="P1"/>
      <text:p text:style-name="P1"><text:s text:c="9"/>Lak8jb6LNSxAQ5vIog6PF+tR4DX+io1ElxElUE/j6CjywIh9kkEsBQPSZMKKMATn8zbW</text:p>
      <text:p text:style-name="P1"/>
      <text:p text:style-name="P1"><text:s text:c="9"/>/uAVZpZsPcFspMJWfXk67l2qSEsJg016jd03TunTYh5NI3JfAMSmgrSBqj5Ce01dUQMn</text:p>
      <text:p text:style-name="P1"/>
      <text:p text:style-name="P1"><text:s text:c="9"/>yCFeLtq4UM2qYTkXaAQve6nNrNk+CTY1wLYpN+fIrXlXClxcvGYl/V1hpreeok8NTMLI</text:p>
      <text:p text:style-name="P1"/>
      <text:p text:style-name="P1"><text:soft-page-break/><text:s text:c="9"/>H9oR5b8MUBtOQFMmhQ6nFZ2wgzXZGKFBshImAcTT5k5uBVBQf7aClBwtiGUsTvT36uVW</text:p>
      <text:p text:style-name="P1"/>
      <text:p text:style-name="P1"><text:s text:c="9"/>sYHg=</text:p>
      <text:p text:style-name="P1">X-Received: by 10.221.27.133 with SMTP id rq5mr7815949vcb.9.1393452493533;</text:p>
      <text:p text:style-name="P1"/>
      <text:p text:style-name="P1"><text:s/>Wed, 26 Feb 2014 14:08:13 -0800 (PST)</text:p>
      <text:p text:style-name="P1"/>
      <text:p text:style-name="P1">MIME-Version: 1.0</text:p>
      <text:p text:style-name="P1"/>
      <text:p text:style-name="P1">Received: by 10.58.136.33 with HTTP; Wed, 26 Feb 2014 14:07:43 -0800 (PST)</text:p>
      <text:p text:style-name="P1"/>
      <text:p text:style-name="P1">From: "Gustavo Akio T. Sacomoto" &lt;gustavo.sacomoto@inria.fr&gt;</text:p>
      <text:p text:style-name="P1"/>
      <text:p text:style-name="P1">Date: Wed, 26 Feb 2014 23:07:43 +0100</text:p>
      <text:p text:style-name="P1"/>
      <text:p text:style-name="P1">Message-ID: &lt;CAMmry+i64xsaiP7Db59OAkPv5A=cNHzY6WMZxr7QntqmioaDCg@mail.gmail.com&gt;</text:p>
      <text:p text:style-name="P1"/>
      <text:p text:style-name="P1">To: doua.lbbe@listes.univ-lyon1.fr, bioinfo@sfbi.fr</text:p>
      <text:p text:style-name="P1"/>
      <text:p text:style-name="P1">Content-Type: text/plain; charset=ISO-8859-1</text:p>
      <text:p text:style-name="P1"/>
      <text:p text:style-name="P1">Content-Transfer-Encoding: quoted-printable</text:p>
      <text:p text:style-name="P1"/>
      <text:p text:style-name="P1">X-Validation-by: laurent.mouchard@univ-rouen.fr</text:p>
      <text:p text:style-name="P1"/>
      <text:p text:style-name="P1">Subject: [bioinfo] Soutenance de Thèse: Gustavo Sacomoto</text:p>
      <text:p text:style-name="P1"/>
      <text:p text:style-name="P1"/>
      <text:p text:style-name="P1"/>
      <text:p text:style-name="P1">Bonjour,</text:p>
      <text:p text:style-name="P1"/>
      <text:p text:style-name="P1"/>
      <text:p text:style-name="P1"/>
      <text:p text:style-name="P1">J'ai le plaisir de vous inviter à ma soutenance de thèse intitulée :</text:p>
      <text:p text:style-name="P1"/>
      <text:p text:style-name="P1">"Efficient <text:span text:style-name="T1">algorithms</text:span> for <text:span text:style-name="T1">de novo assembly of alternative splicing</text:span></text:p>
      <text:p text:style-name="P2"/>
      <text:p text:style-name="P1"><text:span text:style-name="T1">events from RNA-seq data</text:span>"</text:p>
      <text:p text:style-name="P1"/>
      <text:p text:style-name="P1"/>
      <text:p text:style-name="P1"/>
      <text:p text:style-name="P1">La soutenance aura lieu le jeudi 6 mars à 14h30 dans l'Amphithéâtre</text:p>
      <text:p text:style-name="P1"/>
      <text:p text:style-name="P1">Ampère (bâtiment Lippman, la Doua, Villeurbanne), devant un jury</text:p>
      <text:p text:style-name="P1"/>
      <text:p text:style-name="P1">composé de :</text:p>
      <text:p text:style-name="P1"/>
      <text:p text:style-name="P1"/>
      <text:p text:style-name="P1"/>
      <text:p text:style-name="P1">Céline BROCHIER-ARMANET, Professeur Univ. Lyon 1 - France (Examinateur)</text:p>
      <text:p text:style-name="P1"/>
      <text:p text:style-name="P1">Michael BRUDNO, Professeur Univ. de Toronto - Canada (Rapporteur)</text:p>
      <text:p text:style-name="P1"/>
      <text:p text:style-name="P1">Pierluigi CRESCENZI, Professeur Univ. de Florence - Italie (Co-Directeur)</text:p>
      <text:p text:style-name="P1"/>
      <text:p text:style-name="P1">Rodéric GUIGO, Chercheur CRG, Barcelone - Espagne (Rapporteur)</text:p>
      <text:p text:style-name="P1"/>
      <text:p text:style-name="P1">Vincent LACROIX, Ma=EEtre de Conférences Univ. Lyon 1 - France (Co-Direct</text:p>
      <text:p text:style-name="P1">eur)</text:p>
      <text:p text:style-name="P1"><text:soft-page-break/></text:p>
      <text:p text:style-name="P1">Thierry LECROQ, Professeur Univ. de Rouen - France (Examinateur)</text:p>
      <text:p text:style-name="P1"/>
      <text:p text:style-name="P1">Marie-France SAGOT, Directrice de Recherche INRIA - France (Directrice de t</text:p>
      <text:p text:style-name="P1">hèse)</text:p>
      <text:p text:style-name="P1"/>
      <text:p text:style-name="P1">Peter WIDMAYER, Professeur ETH Z=FCrich - Suisse (Rapporteur)</text:p>
      <text:p text:style-name="P1"/>
      <text:p text:style-name="P1"/>
      <text:p text:style-name="P1"/>
      <text:p text:style-name="P1">Cordialment,</text:p>
      <text:p text:style-name="P1"/>
      <text:p text:style-name="P1">Gustavo Sacomoto</text:p>
      <text:p text:style-name="P1"/>
      <text:p text:style-name="P1"/>
      <text:p text:style-name="P1"/>
      <text:p text:style-name="P1"/>
      <text:p text:style-name="P1"/>
      <text:p text:style-name="P1">----------Abstract:</text:p>
      <text:p text:style-name="P1"/>
      <text:p text:style-name="P1"/>
      <text:p text:style-name="P1"/>
      <text:p text:style-name="P1">In this thesis, we address the problem of identifying and quantifying</text:p>
      <text:p text:style-name="P1"/>
      <text:p text:style-name="P1"><text:span text:style-name="T1">variants</text:span> (<text:span text:style-name="T1">alternative splicing</text:span> and <text:span text:style-name="T1">genomic polymorphism</text:span>) in <text:span text:style-name="T1">RNA-seq</text:span></text:p>
      <text:p text:style-name="P1"/>
      <text:p text:style-name="P1">data when no reference genome is available, without assembling the</text:p>
      <text:p text:style-name="P1"/>
      <text:p text:style-name="P1"><text:span text:style-name="T1">full transcripts.</text:span> Based on the fundamental idea that each variant</text:p>
      <text:p text:style-name="P1"/>
      <text:p text:style-name="P1">corresponds to a recognizable pattern, a bubble, in a <text:span text:style-name="T1">de Bruijn graph</text:span></text:p>
      <text:p text:style-name="P1"/>
      <text:p text:style-name="P1">constructed from the RNA-seq reads, we propose a general model for all</text:p>
      <text:p text:style-name="P1"/>
      <text:p text:style-name="P1">variants in such graphs. We then introduce an exact method, called</text:p>
      <text:p text:style-name="P1"/>
      <text:p text:style-name="P1">KisSplice, to extract alternative splicing events. Finally, we show</text:p>
      <text:p text:style-name="P1"/>
      <text:p text:style-name="P1">that it enables to identify more correct events than general purpose</text:p>
      <text:p text:style-name="P1"/>
      <text:p text:style-name="P1"><text:span text:style-name="T1">transcriptome assemblers</text:span> (Grabherr et al. (2011)).</text:p>
      <text:p text:style-name="P1"/>
      <text:p text:style-name="P1"/>
      <text:p text:style-name="P1"/>
      <text:p text:style-name="P1">In order to deal with ever-increasing volumes of NGS data, we put an</text:p>
      <text:p text:style-name="P1"/>
      <text:p text:style-name="P1">extra effort to make our method as scalable as possible. The main time</text:p>
      <text:p text:style-name="P1"/>
      <text:p text:style-name="P1">bottleneck in the KisSplice is the bubble enumeration step. Thus, in</text:p>
      <text:p text:style-name="P1"/>
      <text:p text:style-name="P1">order to improve the running time of KisSplice, we propose a new</text:p>
      <text:p text:style-name="P1"/>
      <text:p text:style-name="P1">algorithm to enumerate bubbles. We show both theoretically and</text:p>
      <text:p text:style-name="P1"/>
      <text:p text:style-name="P1">experimentally that our algorithm is several orders of magnitude</text:p>
      <text:p text:style-name="P1"/>
      <text:p text:style-name="P1">faster than the heuristics based on cycle enumeration. The main memory</text:p>
      <text:p text:style-name="P1"/>
      <text:p text:style-name="P1">bottleneck in KisSplice is the construction and representation of the</text:p>
      <text:p text:style-name="P1"><text:soft-page-break/></text:p>
      <text:p text:style-name="P1">de Bruijn graph. Thus, in order to reduce the memory consumption of</text:p>
      <text:p text:style-name="P1"/>
      <text:p text:style-name="P1">KisSplice, we propose a new compact way to build and represent a de</text:p>
      <text:p text:style-name="P1"/>
      <text:p text:style-name="P1">Bruijn graph improving over the state of the art (Chikhi and Rizk</text:p>
      <text:p text:style-name="P1"/>
      <text:p text:style-name="P1">(2012)). We show both theoretically and experimentally that our</text:p>
      <text:p text:style-name="P1"/>
      <text:p text:style-name="P1">approach uses 30% to 40% less memory than such state of the art, with</text:p>
      <text:p text:style-name="P1"/>
      <text:p text:style-name="P1">an insignificant impact on the construction time.</text:p>
      <text:p text:style-name="P1"/>
      <text:p text:style-name="P1"/>
      <text:p text:style-name="P1"/>
      <text:p text:style-name="P1">Additionally, we show that the same techniques used to list bubbles</text:p>
      <text:p text:style-name="P1"/>
      <text:p text:style-name="P1">can be applied in two classical enumeration problems: cycle listing</text:p>
      <text:p text:style-name="P1"/>
      <text:p text:style-name="P1">and the K-shortest paths problem. In the first case, we give the first</text:p>
      <text:p text:style-name="P1"/>
      <text:p text:style-name="P1">optimal algorithm to list cycles in undirected graphs, improving over</text:p>
      <text:p text:style-name="P1"/>
      <text:p text:style-name="P1">Johnson's algorithm, the long-standing state of the art. This is the</text:p>
      <text:p text:style-name="P1"/>
      <text:p text:style-name="P1">first improvement to this problem in almost 40 years. We also give the</text:p>
      <text:p text:style-name="P1"/>
      <text:p text:style-name="P1">first optimal algorithm to list st-paths in undirected graphs. In the</text:p>
      <text:p text:style-name="P1"/>
      <text:p text:style-name="P1">second case, we consider a different parameterization of the classical</text:p>
      <text:p text:style-name="P1"/>
      <text:p text:style-name="P1">K-shortest simple (loopless) paths problem: instead of bounding the</text:p>
      <text:p text:style-name="P1"/>
      <text:p text:style-name="P1">number of st-paths, we bound the weight of the st-paths. We present</text:p>
      <text:p text:style-name="P1"/>
      <text:p text:style-name="P1">new algorithms with the same time complexities but using</text:p>
      <text:p text:style-name="P1"/>
      <text:p text:style-name="P1">exponentially less memory than previous approaches.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/>
      <style:text-properties fo:font-size="101%" fo:font-weight="bold" style:font-size-asian="101%" style:font-weight-asian="bold" style:font-size-complex="101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5-11-16T18:51:39.418990270</dc:date>
    <meta:editing-duration>PT5M2S</meta:editing-duration>
    <meta:editing-cycles>1</meta:editing-cycles>
    <meta:document-statistic meta:table-count="0" meta:image-count="0" meta:object-count="0" meta:page-count="4" meta:paragraph-count="98" meta:word-count="668" meta:character-count="5604" meta:non-whitespace-character-count="4926"/>
    <meta:generator>LibreOffice/4.4.6.3$Linux_X86_64 LibreOffice_project/40m0$Build-3</meta:generator>
  </office:meta>
</office:document-meta>
</file>